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80075BC8624.jpg" manifest:media-type="image/jpeg"/>
  <manifest:file-entry manifest:full-path="Pictures/100000000000080000000800DC36630C.jpg" manifest:media-type="image/jpeg"/>
  <manifest:file-entry manifest:full-path="Pictures/10000000000009080000050BEB75F6C4.jpg" manifest:media-type="image/jpeg"/>
  <manifest:file-entry manifest:full-path="Pictures/1000000000000800000008007964D9B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19.588cm" svg:height="19.588cm" svg:x="1.106cm" svg:y="4.227cm">
          <draw:image xlink:href="Pictures/1000000000000800000008007964D9BF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19.588cm" svg:height="10.932cm" svg:x="1.43cm" svg:y="8.723cm">
          <draw:image xlink:href="Pictures/10000000000009080000050BEB75F6C4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19.588cm" svg:height="19.588cm" svg:x="1.587cm" svg:y="0.635cm">
          <draw:image xlink:href="Pictures/100000000000080000000800DC36630C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19.588cm" svg:height="19.588cm" svg:x="1.587cm" svg:y="3.272cm">
          <draw:image xlink:href="Pictures/10000000000008000000080075BC862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7T17:35:17.382594082</dc:date>
    <meta:editing-duration>PT11M37S</meta:editing-duration>
    <meta:editing-cycles>1</meta:editing-cycles>
    <meta:document-statistic meta:object-count="8"/>
    <meta:generator>LibreOffice/24.2.7.2$Linux_X86_64 LibreOffice_project/420$Build-2</meta:generator>
  </office:meta>
</office:document-meta>
</file>